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orAnnotationBasicTest.shouldCaptureGeneric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orAnnotationBasicTest.createPerson( String name , String su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orAnnotationBasicTest.shouldUseAnnotated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orAnnotationBasicTest.shouldUseCaptorInOrdinary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orAnnotationBasicTest.shouldUseGenericlessAnnotatedCa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, String su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etSu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